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484f" officeooo:paragraph-rsid="001b484f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text-underline-style="none" officeooo:rsid="001b484f" officeooo:paragraph-rsid="001b484f" style:text-blinking="false" fo:background-color="transparent" loext:padding="0in" loext:border="none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b484f"/>
    </style:style>
    <style:style style:name="T1" style:family="text">
      <style:text-properties officeooo:rsid="001b484f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rst intui<text:tab/>is to notice that there are some characters uppercase, so we can open and filter them (we suggest to use Python).</text:p>
      <text:p text:style-name="P1"/>
      <text:p text:style-name="P1">#open the text file</text:p>
      <text:p text:style-name="P1">with open('challenge.txt', 'r') as file:</text:p>
      <text:p text:style-name="P1"><text:s text:c="4"/>challenge = file.read()</text:p>
      <text:p text:style-name="P1"/>
      <text:p text:style-name="P1">#extract uppercase letters</text:p>
      <text:p text:style-name="P1">insight=''.join([c for c in challenge if c.isupper()])</text:p>
      <text:p text:style-name="P1">print(insight)</text:p>
      <text:p text:style-name="P1"/>
      <text:p text:style-name="P1">The output is a string with a series of “ZERO” and “ONE”. We can first convert them into their numerical representation. </text:p>
      <text:p text:style-name="P1"/>
      <text:p text:style-name="P1">insight = insight.replace('ZERO', '0')</text:p>
      <text:p text:style-name="P1">insight = insight.replace('ONE', '1')</text:p>
      <text:p text:style-name="P1"/>
      <text:p text:style-name="P1">We can then look of the length of this new string: it is a multiple of 8. The new intuition is that this string represents a series of unicode characters written I binary. We just need to reverse this process.</text:p>
      <text:p text:style-name="P2"><text:bookmark text:name="docs-internal-guid-73ea19e9-7fff-a410-1856-e9027b8b396f"/></text:p>
      <text:p text:style-name="P1">result=''.join(chr(int(insight[i*8:i*8+8],2)) for i in range(len(insight)//8))</text:p>
      <text:p text:style-name="P1">print(result)</text:p>
      <text:p text:style-name="P1"/>
      <text:p text:style-name="P3"><text:span text:style-name="T1">And the flag is reached: </text:span><text:bookmark text:name="docs-internal-guid-2fc051d4-7fff-e3fe-3b41-737b07d770b9"/><text:span text:style-name="T3">BITSCTF{h1d3_1n_pl41n_5173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8:12:43.935696068</meta:creation-date>
    <dc:date>2020-09-03T19:14:31.165293759</dc:date>
    <meta:editing-duration>PT40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8" meta:character-count="857" meta:non-whitespace-character-count="738"/>
  </office:meta>
</office:document-meta>
</file>